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adornments="Book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textbody">
      <style:graphic-properties draw:textarea-vertical-align="middle" draw:auto-grow-height="false" fo:min-height="0.766cm" fo:min-width="4.072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8.136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3.056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24.392cm"/>
    </style:style>
    <style:style style:name="gr7" style:family="graphic" style:parent-style-name="standard">
      <style:graphic-properties draw:textarea-horizontal-align="justify" draw:textarea-vertical-align="middle" draw:auto-grow-height="false" fo:min-height="2.798cm" fo:min-width="5.596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6.612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11" style:family="graphic" style:parent-style-name="standard">
      <style:graphic-properties draw:textarea-horizontal-align="justify" draw:textarea-vertical-align="middle" draw:auto-grow-height="false" fo:min-height="3.306cm" fo:min-width="6.104cm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5.596cm"/>
    </style:style>
    <style:style style:name="gr13" style:family="graphic" style:parent-style-name="standard">
      <style:graphic-properties draw:textarea-horizontal-align="justify" draw:textarea-vertical-align="middle" draw:auto-grow-height="false" fo:min-height="2.798cm" fo:min-width="3.056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8.644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1.532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1.024cm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6.104cm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1.075cm"/>
    </style:style>
    <style:style style:name="gr19" style:family="graphic" style:parent-style-name="standard">
      <style:graphic-properties draw:stroke="none" svg:stroke-color="#000000" draw:fill="none" draw:fill-color="#ffffff"/>
    </style:style>
    <style:style style:name="gr20" style:family="graphic" style:parent-style-name="standard">
      <style:graphic-properties draw:textarea-horizontal-align="justify" draw:textarea-vertical-align="middle" draw:auto-grow-height="false" fo:min-height="1.274cm" fo:min-width="6.612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11.184cm"/>
    </style:style>
    <style:style style:name="gr22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23" style:family="graphic" style:parent-style-name="standard">
      <style:graphic-properties draw:textarea-horizontal-align="justify" draw:textarea-vertical-align="middle" draw:auto-grow-height="false" fo:min-height="2.798cm" fo:min-width="9.6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1.016cm" svg:x="1.508cm" svg:y="3.03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572cm" svg:height="1.016cm" svg:x="5.572cm" svg:y="3.032cm">
          <text:p text:style-name="P1">Tâche initia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8.636cm" svg:height="1.016cm" svg:x="10.652cm" svg:y="3.032cm">
          <text:p text:style-name="P1">Tâche supervis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048cm" svg:height="1.016cm" svg:x="19.796cm" svg:y="3.032cm">
          <text:p text:style-name="P1">Tâche CAN T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048cm" svg:height="1.016cm" svg:x="23.352cm" svg:y="3.032cm">
          <text:p text:style-name="P1">Tâche CAN R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3.556cm" svg:height="1.016cm" svg:x="1.508cm" svg:y="3.032cm">
          <text:p text:style-name="P1">Tâche charg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4.892cm" svg:height="1.016cm" svg:x="1.508cm" svg:y="4.556cm">
          <text:p text:style-name="P1">uC/CA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4.892cm" svg:height="1.016cm" svg:x="1.508cm" svg:y="6.08cm">
          <text:p text:style-name="P1">uC/OS-II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6.096cm" svg:height="3.048cm" svg:x="5.572cm" svg:y="7.604cm">
          <text:p text:style-name="P1">Service L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3.048cm" svg:height="1.524cm" svg:x="12.176cm" svg:y="9.128cm">
          <text:p text:style-name="P1">Pilote thermis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7.112cm" svg:height="1.016cm" svg:x="12.176cm" svg:y="7.604cm">
          <text:p text:style-name="P1">Service acquis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3.556cm" svg:height="1.524cm" svg:x="15.732cm" svg:y="9.128cm">
          <text:p text:style-name="P1">Pilote ADC extern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4.892cm" svg:height="1.016cm" svg:x="1.508cm" svg:y="11.16cm">
          <text:p text:style-name="P1">STM32 H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6.604cm" svg:height="3.556cm" svg:x="19.796cm" svg:y="7.09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6.096cm" svg:height="1.016cm" svg:x="5.572cm" svg:y="12.684cm">
          <text:p text:style-name="P1">GP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3.556cm" svg:height="3.048cm" svg:x="1.508cm" svg:y="7.604cm">
          <text:p text:style-name="P1">Service charg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9.144cm" svg:height="1.016cm" svg:x="4.048cm" svg:y="12.685cm">
          <text:p text:style-name="P1">GP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2.032cm" svg:height="1.016cm" svg:x="1.508cm" svg:y="12.684cm">
          <text:p text:style-name="P1">Timer (PWM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1.524cm" svg:height="1.016cm" svg:x="13.7cm" svg:y="12.684cm">
          <text:p text:style-name="P1">AD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1.524cm" svg:height="1.016cm" svg:x="15.732cm" svg:y="12.684cm">
          <text:p text:style-name="P1">GP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draw:layer="layout" svg:width="6.604cm" svg:height="1.016cm" svg:x="19.796cm" svg:y="12.684cm">
          <text:p text:style-name="P1">CA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.575cm" svg:height="1.016cm" svg:x="17.713cm" svg:y="12.684cm">
          <text:p text:style-name="P1">SPI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9" draw:text-style-name="P2" draw:layer="layout" svg:width="8.636cm" svg:height="1.016cm" svg:x="10.144cm" svg:y="1.558cm">
          <draw:text-box>
            <text:p>Module Esclave</text:p>
          </draw:text-box>
        </draw:frame>
      </draw:page>
      <draw:page draw:name="page2" draw:style-name="dp1" draw:master-page-name="Default">
        <draw:custom-shape draw:style-name="gr1" draw:text-style-name="P1" draw:layer="layout" svg:width="4.572cm" svg:height="1.016cm" svg:x="1.508cm" svg:y="3.03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572cm" svg:height="1.016cm" svg:x="5.572cm" svg:y="3.032cm">
          <text:p text:style-name="P1">Tâche initia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8.636cm" svg:height="1.016cm" svg:x="10.652cm" svg:y="3.032cm">
          <text:p text:style-name="P1">Tâche supervis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048cm" svg:height="1.016cm" svg:x="19.796cm" svg:y="3.032cm">
          <text:p text:style-name="P1">Tâche CAN T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048cm" svg:height="1.016cm" svg:x="23.352cm" svg:y="3.032cm">
          <text:p text:style-name="P1">Tâche CAN R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3.556cm" svg:height="1.016cm" svg:x="1.508cm" svg:y="3.032cm">
          <text:p text:style-name="P1">Tâche charg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4.892cm" svg:height="1.016cm" svg:x="1.508cm" svg:y="4.556cm">
          <text:p text:style-name="P1">uC/CA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4.892cm" svg:height="1.016cm" svg:x="1.508cm" svg:y="6.08cm">
          <text:p text:style-name="P1">uC/OS-II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6.096cm" svg:height="3.048cm" svg:x="5.572cm" svg:y="7.604cm">
          <text:p text:style-name="P1">Service L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draw:layer="layout" svg:width="7.112cm" svg:height="1.524cm" svg:x="12.176cm" svg:y="9.128cm">
          <text:p text:style-name="P1">Pilote thermis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7.112cm" svg:height="1.016cm" svg:x="12.176cm" svg:y="7.604cm">
          <text:p text:style-name="P1">Service acquis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4.892cm" svg:height="1.016cm" svg:x="1.508cm" svg:y="11.16cm">
          <text:p text:style-name="P1">STM32 H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6.604cm" svg:height="3.556cm" svg:x="19.796cm" svg:y="7.09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6.096cm" svg:height="1.016cm" svg:x="5.572cm" svg:y="12.684cm">
          <text:p text:style-name="P1">GP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3.556cm" svg:height="3.048cm" svg:x="1.508cm" svg:y="7.604cm">
          <text:p text:style-name="P1">Service charg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1" draw:layer="layout" svg:width="11.684cm" svg:height="1.016cm" svg:x="1.508cm" svg:y="12.685cm">
          <text:p text:style-name="P1">GP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draw:layer="layout" svg:width="5.588cm" svg:height="1.016cm" svg:x="13.7cm" svg:y="12.684cm">
          <text:p text:style-name="P1">AD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draw:layer="layout" svg:width="6.604cm" svg:height="1.016cm" svg:x="19.796cm" svg:y="12.684cm">
          <text:p text:style-name="P1">CAN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9" draw:text-style-name="P2" draw:layer="layout" svg:width="8.636cm" svg:height="1.016cm" svg:x="10.144cm" svg:y="1.558cm">
          <draw:text-box>
            <text:p>Module Maître</text:p>
          </draw:text-box>
        </draw:frame>
      </draw:page>
      <draw:page draw:name="page3" draw:style-name="dp1" draw:master-page-name="Default">
        <draw:custom-shape draw:style-name="gr1" draw:text-style-name="P1" draw:layer="layout" svg:width="4.572cm" svg:height="1.016cm" svg:x="1.508cm" svg:y="3.03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8.636cm" svg:height="1.016cm" svg:x="1.508cm" svg:y="3.032cm">
          <text:p text:style-name="P1">Tâche initia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8.636cm" svg:height="1.016cm" svg:x="10.652cm" svg:y="3.032cm">
          <text:p text:style-name="P1">Tâche supervis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048cm" svg:height="1.016cm" svg:x="19.796cm" svg:y="3.032cm">
          <text:p text:style-name="P1">Tâche CAN T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048cm" svg:height="1.016cm" svg:x="23.352cm" svg:y="3.032cm">
          <text:p text:style-name="P1">Tâche CAN R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4.892cm" svg:height="1.016cm" svg:x="1.508cm" svg:y="4.556cm">
          <text:p text:style-name="P1">uC/CA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4.892cm" svg:height="1.016cm" svg:x="1.508cm" svg:y="6.08cm">
          <text:p text:style-name="P1">uC/OS-II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" draw:layer="layout" svg:width="10.16cm" svg:height="3.048cm" svg:x="1.508cm" svg:y="7.604cm">
          <text:p text:style-name="P1">Service L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7.112cm" svg:height="1.016cm" svg:x="12.176cm" svg:y="7.604cm">
          <text:p text:style-name="P1">Service acquis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1" draw:layer="layout" svg:width="7.112cm" svg:height="1.524cm" svg:x="12.176cm" svg:y="9.128cm">
          <text:p text:style-name="P1">Pilote ADC extern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4.892cm" svg:height="1.016cm" svg:x="1.508cm" svg:y="11.16cm">
          <text:p text:style-name="P1">STM32 H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6.604cm" svg:height="3.556cm" svg:x="19.796cm" svg:y="7.09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6.096cm" svg:height="1.016cm" svg:x="5.572cm" svg:y="12.684cm">
          <text:p text:style-name="P1">GP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draw:layer="layout" svg:width="11.684cm" svg:height="1.016cm" svg:x="1.508cm" svg:y="12.685cm">
          <text:p text:style-name="P1">GP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draw:layer="layout" svg:width="6.604cm" svg:height="1.016cm" svg:x="19.796cm" svg:y="12.684cm">
          <text:p text:style-name="P1">CA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draw:layer="layout" svg:width="5.588cm" svg:height="1.016cm" svg:x="13.7cm" svg:y="12.684cm">
          <text:p text:style-name="P1">SPI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9" draw:text-style-name="P2" draw:layer="layout" svg:width="8.636cm" svg:height="1.016cm" svg:x="10.144cm" svg:y="1.558cm">
          <draw:text-box>
            <text:p>Module Lecture de Coura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adornments="Book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12pt" fo:text-shadow="none" style:text-underline-style="none" style:letter-kerning="true" style:font-name-asian="DejaVu Sans2" style:font-family-asian="'DejaVu Sans'" style:font-style-name-asian="Book" style:font-family-generic-asian="swiss" style:font-pitch-asian="variable" style:font-name-complex="DejaVu Sans2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0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8:04:37.395558009</meta:creation-date>
    <dc:date>2017-06-28T08:43:45.554974646</dc:date>
    <meta:editing-duration>PT18H48M7S</meta:editing-duration>
    <meta:editing-cycles>8</meta:editing-cycles>
    <meta:generator>LibreOffice/5.1.6.2$Linux_X86_64 LibreOffice_project/10m0$Build-2</meta:generator>
    <meta:document-statistic meta:object-count="59"/>
  </office:meta>
</office:document-meta>
</file>